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3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3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4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4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5" style:family="paragraph"/>
    <style:style style:name="P50" style:parent-style-name="Normal" style:list-style-name="LFO5" style:family="paragraph"/>
    <style:style style:name="P51" style:parent-style-name="Normal" style:list-style-name="LFO5" style:family="paragraph"/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list-style-name="LFO6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6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6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6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7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7" style:family="paragraph"/>
    <style:style style:name="P65" style:parent-style-name="Normal" style:list-style-name="LFO7" style:family="paragraph"/>
    <style:style style:name="P66" style:parent-style-name="Normal" style:list-style-name="LFO7" style:family="paragraph"/>
    <style:style style:name="P67" style:parent-style-name="Normal" style:list-style-name="LFO7" style:family="paragraph"/>
    <style:style style:name="P68" style:parent-style-name="Normal" style:family="paragraph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8" style:family="paragraph"/>
    <style:style style:name="P71" style:parent-style-name="Normal" style:list-style-name="LFO8" style:family="paragraph"/>
    <style:style style:name="P72" style:parent-style-name="Normal" style:list-style-name="LFO8" style:family="paragraph"/>
  </office:automatic-styles>
  <office:body>
    <office:text text:use-soft-page-breaks="true">
      <text:p text:style-name="P1">Coca-Cola Sales Dashboard – Project Explanation</text:p>
      <text:p text:style-name="P2">Saba Ahmad</text:p>
      <text:p text:style-name="P3">1. Project Objective</text:p>
      <text:p text:style-name="P4">The main goal of this project was to analyze Coca-Cola sales performance and present key business insights using an interactive Excel dashboard.</text:p>
      <text:p text:style-name="P5">The dashboard helps stakeholders quickly understand sales, profit, regional performance, and product trends to support data-driven decisions.</text:p>
      <text:p text:style-name="P6">2. Data Understanding</text:p>
      <text:p text:style-name="Normal">The dataset contains<text:s/><text:span text:style-name="T7">retailer-level sales data</text:span><text:s/>with the following key fields:</text:p>
      <text:list text:style-name="LFO1" text:continue-numbering="true">
        <text:list-item>
          <text:p text:style-name="P8">Retailer &amp; Retailer ID</text:p>
        </text:list-item>
        <text:list-item>
          <text:p text:style-name="P9">Invoice Date</text:p>
        </text:list-item>
        <text:list-item>
          <text:p text:style-name="P10">Region, State, City</text:p>
        </text:list-item>
        <text:list-item>
          <text:p text:style-name="P11">Beverage Brand (Coca-Cola, Diet Coke, etc.)</text:p>
        </text:list-item>
        <text:list-item>
          <text:p text:style-name="P12">Price per Unit</text:p>
        </text:list-item>
        <text:list-item>
          <text:p text:style-name="P13">Units Sold</text:p>
        </text:list-item>
        <text:list-item>
          <text:p text:style-name="P14">Total Sales</text:p>
        </text:list-item>
        <text:list-item>
          <text:p text:style-name="P15">Operating Profit</text:p>
        </text:list-item>
        <text:list-item>
          <text:p text:style-name="P16">Operating Margin</text:p>
        </text:list-item>
      </text:list>
      <text:p text:style-name="Normal">This data allows analysis across<text:s/><text:span text:style-name="T17">time, geography, and product categories</text:span>.</text:p>
      <text:p text:style-name="Normal"/>
      <text:p text:style-name="P18">3. Data Cleaning &amp; Preparation</text:p>
      <text:p text:style-name="Normal">Before analysis, the data was prepared by:</text:p>
      <text:list text:style-name="LFO2" text:continue-numbering="true">
        <text:list-item>
          <text:p text:style-name="P19">Removing<text:s/><text:span text:style-name="T20">empty rows and unnecessary headers</text:span></text:p>
        </text:list-item>
        <text:list-item>
          <text:p text:style-name="P21">Formatting<text:s/><text:span text:style-name="T22">date columns</text:span><text:s/>correctly</text:p>
        </text:list-item>
        <text:list-item>
          <text:p text:style-name="P23">Ensuring<text:s/><text:span text:style-name="T24">numeric fields</text:span><text:s/>(sales, profit, units sold) were consistent</text:p>
        </text:list-item>
        <text:list-item>
          <text:p text:style-name="P25">Organizing the dataset into a<text:s/><text:span text:style-name="T26">structured tabular format</text:span></text:p>
        </text:list-item>
      </text:list>
      <text:p text:style-name="Normal">This step ensured accuracy and smooth analysis.</text:p>
      <text:p text:style-name="Normal"/>
      <text:soft-page-break/>
      <text:p text:style-name="P27">4. Data Analysis</text:p>
      <text:p text:style-name="Normal">Using Excel formulas and pivot tables, we analyzed:</text:p>
      <text:list text:style-name="LFO3" text:continue-numbering="true">
        <text:list-item>
          <text:p text:style-name="P28"><text:span text:style-name="T29">Total Sales &amp; Total Profit</text:span></text:p>
        </text:list-item>
        <text:list-item>
          <text:p text:style-name="P30"><text:span text:style-name="T31">Sales by Region</text:span></text:p>
        </text:list-item>
        <text:list-item>
          <text:p text:style-name="P32"><text:span text:style-name="T33">Sales by Beverage Brand</text:span></text:p>
        </text:list-item>
        <text:list-item>
          <text:p text:style-name="P34"><text:span text:style-name="T35">Units Sold by Product</text:span></text:p>
        </text:list-item>
        <text:list-item>
          <text:p text:style-name="P36"><text:span text:style-name="T37">Operating Margin performance</text:span></text:p>
        </text:list-item>
      </text:list>
      <text:p text:style-name="Normal">KPIs were calculated to measure overall business health and profitability.</text:p>
      <text:p text:style-name="Normal"/>
      <text:p text:style-name="P38">5. Dashboard Design</text:p>
      <text:p text:style-name="Normal">An interactive<text:s/><text:span text:style-name="T39">Sales Dashboard</text:span><text:s/>was created with:</text:p>
      <text:list text:style-name="LFO4" text:continue-numbering="true">
        <text:list-item>
          <text:p text:style-name="P40"><text:s/><text:span text:style-name="T41">KPIs</text:span>: Total Sales, Total Profit, Operating Margin</text:p>
        </text:list-item>
        <text:list-item>
          <text:p text:style-name="P42"><text:s/><text:span text:style-name="T43">Regional analysis</text:span><text:s/>to compare performance across regions</text:p>
        </text:list-item>
        <text:list-item>
          <text:p text:style-name="P44"><text:s/><text:span text:style-name="T45">Product-wise analysis</text:span><text:s/>to identify top-selling beverages</text:p>
        </text:list-item>
        <text:list-item>
          <text:p text:style-name="P46"><text:s/><text:span text:style-name="T47">Trend insights</text:span><text:s/>for better decision-making</text:p>
        </text:list-item>
      </text:list>
      <text:p text:style-name="Normal"><text:span text:style-name="T48">Slicers and filters</text:span><text:s/>were added to allow users to dynamically explore data by:</text:p>
      <text:list text:style-name="LFO5" text:continue-numbering="true">
        <text:list-item>
          <text:p text:style-name="P49">Region</text:p>
        </text:list-item>
        <text:list-item>
          <text:p text:style-name="P50">Product</text:p>
        </text:list-item>
        <text:list-item>
          <text:p text:style-name="P51">Date</text:p>
        </text:list-item>
      </text:list>
      <text:p text:style-name="Normal"/>
      <text:p text:style-name="P52">6. Key Insights from the Dashboard</text:p>
      <text:list text:style-name="LFO6" text:continue-numbering="true">
        <text:list-item>
          <text:p text:style-name="P53">Identified<text:s/><text:span text:style-name="T54">top-performing regions</text:span><text:s/>contributing the highest revenue</text:p>
        </text:list-item>
        <text:list-item>
          <text:p text:style-name="P55">Found<text:s/><text:span text:style-name="T56">best-selling beverage brands</text:span></text:p>
        </text:list-item>
        <text:list-item>
          <text:p text:style-name="P57">Compared<text:s/><text:span text:style-name="T58">profitability across products and regions</text:span></text:p>
        </text:list-item>
        <text:list-item>
          <text:p text:style-name="P59">Highlighted areas with<text:s/><text:span text:style-name="T60">lower operating margins</text:span><text:s/>that need improvement</text:p>
        </text:list-item>
      </text:list>
      <text:p text:style-name="Normal"/>
      <text:p text:style-name="Normal"/>
      <text:p text:style-name="Normal"/>
      <text:soft-page-break/>
      <text:p text:style-name="P61">7. Tools Used</text:p>
      <text:list text:style-name="LFO7" text:continue-numbering="true">
        <text:list-item>
          <text:p text:style-name="P62"><text:span text:style-name="T63">Microsoft Excel</text:span></text:p>
          <text:list text:continue-numbering="true">
            <text:list-item>
              <text:p text:style-name="P64">Pivot Tables</text:p>
            </text:list-item>
            <text:list-item>
              <text:p text:style-name="P65">Charts (Bar, Line, KPI cards)</text:p>
            </text:list-item>
            <text:list-item>
              <text:p text:style-name="P66">Slicers &amp; Filters</text:p>
            </text:list-item>
            <text:list-item>
              <text:p text:style-name="P67">Basic formulas</text:p>
            </text:list-item>
          </text:list>
        </text:list-item>
      </text:list>
      <text:p text:style-name="Normal"/>
      <text:p text:style-name="P68">8. Conclusion</text:p>
      <text:p text:style-name="Normal">This project demonstrates how raw sales data can be transformed into a<text:s/><text:span text:style-name="T69">meaningful, interactive dashboard</text:span>.<text:line-break/>It helps management:</text:p>
      <text:list text:style-name="LFO8" text:continue-numbering="true">
        <text:list-item>
          <text:p text:style-name="P70">Monitor performance quickly</text:p>
        </text:list-item>
        <text:list-item>
          <text:p text:style-name="P71">Identify growth opportunities</text:p>
        </text:list-item>
        <text:list-item>
          <text:p text:style-name="P72">Make informed strategic decision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ba Ahmad (Student)</meta:initial-creator>
    <dc:creator>Saba Ahmad (Student)</dc:creator>
    <meta:creation-date>2026-02-04T13:06:00Z</meta:creation-date>
    <dc:date>2026-02-04T13:09:00Z</dc:date>
    <meta:template xlink:href="Normal" xlink:type="simple"/>
    <meta:editing-cycles>1</meta:editing-cycles>
    <meta:editing-duration>PT180S</meta:editing-duration>
    <meta:document-statistic meta:page-count="3" meta:paragraph-count="4" meta:word-count="340" meta:character-count="2275" meta:row-count="16" meta:non-whitespace-character-count="1939"/>
  </office:meta>
</office:document-meta>
</file>